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19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 read prob</text:p>
          </table:table-cell>
          <table:table-cell office:value-type="string" calcext:value-type="string">
            <text:p>time rech</text:p>
          </table:table-cell>
          <table:table-cell office:value-type="string" calcext:value-type="string">
            <text:p>time calc ma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02659" calcext:value-type="float">
            <text:p>0.002659</text:p>
          </table:table-cell>
          <table:table-cell office:value-type="float" office:value="0.044734" calcext:value-type="float">
            <text:p>0.044734</text:p>
          </table:table-cell>
          <table:table-cell office:value-type="float" office:value="0.015884" calcext:value-type="float">
            <text:p>0.015884</text:p>
          </table:table-cell>
          <table:table-cell office:value-type="float" office:value="0.042429" calcext:value-type="float">
            <text:p>0.042429</text:p>
          </table:table-cell>
          <table:table-cell table:formula="of:=([.A12]-[.I10])/([.A12]+[.I10])" office:value-type="float" office:value="-0.107630897926833" calcext:value-type="float">
            <text:p>-0.107630897926833</text:p>
          </table:table-cell>
          <table:table-cell table:formula="of:=([.I10]/SUM([.G10];[.H10];[.I10]))*100" office:value-type="float" office:value="99.0436341900777" calcext:value-type="float">
            <text:p>99.043634190077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10131" calcext:value-type="float">
            <text:p>0.010131</text:p>
          </table:table-cell>
          <table:table-cell table:formula="of:=100/((1-[.F2]) +[.F2]/[.E2])" office:value-type="float" office:value="-0.0982068161213821" calcext:value-type="float">
            <text:p>-0.098206816121382</text:p>
          </table:table-cell>
        </table:table-row>
        <table:table-row table:style-name="ro1">
          <table:table-cell office:value-type="float" office:value="0.002462" calcext:value-type="float">
            <text:p>0.002462</text:p>
          </table:table-cell>
          <table:table-cell office:value-type="float" office:value="0.049375" calcext:value-type="float">
            <text:p>0.049375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19071" calcext:value-type="float">
            <text:p>0.019071</text:p>
          </table:table-cell>
          <table:table-cell table:formula="of:=([.B12]-[.I10])/([.B12]+[.I10])" office:value-type="float" office:value="0.777684073332247" calcext:value-type="float">
            <text:p>0.777684073332247</text:p>
          </table:table-cell>
          <table:table-cell/>
          <table:table-cell office:value-type="float" office:value="0.00004" calcext:value-type="float">
            <text:p>4E-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2981" calcext:value-type="float">
            <text:p>0.002981</text:p>
          </table:table-cell>
          <table:table-cell/>
        </table:table-row>
        <table:table-row table:style-name="ro1">
          <table:table-cell office:value-type="float" office:value="0.002677" calcext:value-type="float">
            <text:p>0.002677</text:p>
          </table:table-cell>
          <table:table-cell office:value-type="float" office:value="0.028825" calcext:value-type="float">
            <text:p>0.028825</text:p>
          </table:table-cell>
          <table:table-cell office:value-type="float" office:value="0.017799" calcext:value-type="float">
            <text:p>0.017799</text:p>
          </table:table-cell>
          <table:table-cell office:value-type="float" office:value="0.040207" calcext:value-type="float">
            <text:p>0.040207</text:p>
          </table:table-cell>
          <table:table-cell table:number-columns-repeated="2"/>
          <table:table-cell office:value-type="float" office:value="0.000029" calcext:value-type="float">
            <text:p>2.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2911" calcext:value-type="float">
            <text:p>0.002911</text:p>
          </table:table-cell>
          <table:table-cell/>
        </table:table-row>
        <table:table-row table:style-name="ro1">
          <table:table-cell office:value-type="float" office:value="0.003703" calcext:value-type="float">
            <text:p>0.003703</text:p>
          </table:table-cell>
          <table:table-cell office:value-type="float" office:value="0.020044" calcext:value-type="float">
            <text:p>0.020044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0.022774" calcext:value-type="float">
            <text:p>0.022774</text:p>
          </table:table-cell>
          <table:table-cell table:number-columns-repeated="2"/>
          <table:table-cell office:value-type="float" office:value="0.000042" calcext:value-type="float">
            <text:p>4.2E-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4718" calcext:value-type="float">
            <text:p>0.004718</text:p>
          </table:table-cell>
          <table:table-cell/>
        </table:table-row>
        <table:table-row table:style-name="ro1">
          <table:table-cell office:value-type="float" office:value="0.002576" calcext:value-type="float">
            <text:p>0.002576</text:p>
          </table:table-cell>
          <table:table-cell office:value-type="float" office:value="0.028328" calcext:value-type="float">
            <text:p>0.028328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0.030321" calcext:value-type="float">
            <text:p>0.030321</text:p>
          </table:table-cell>
          <table:table-cell table:number-columns-repeated="2"/>
          <table:table-cell office:value-type="float" office:value="0.000033" calcext:value-type="float">
            <text:p>3.3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2671" calcext:value-type="float">
            <text:p>0.002671</text:p>
          </table:table-cell>
          <table:table-cell/>
        </table:table-row>
        <table:table-row table:style-name="ro1">
          <table:table-cell office:value-type="float" office:value="0.002729" calcext:value-type="float">
            <text:p>0.002729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0.020655" calcext:value-type="float">
            <text:p>0.020655</text:p>
          </table:table-cell>
          <table:table-cell table:number-columns-repeated="2"/>
          <table:table-cell office:value-type="float" office:value="0.000028" calcext:value-type="float">
            <text:p>2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2567" calcext:value-type="float">
            <text:p>0.002567</text:p>
          </table:table-cell>
          <table:table-cell/>
        </table:table-row>
        <table:table-row table:style-name="ro1">
          <table:table-cell office:value-type="float" office:value="0.002494" calcext:value-type="float">
            <text:p>0.002494</text:p>
          </table:table-cell>
          <table:table-cell office:value-type="float" office:value="0.079011" calcext:value-type="float">
            <text:p>0.079011</text:p>
          </table:table-cell>
          <table:table-cell office:value-type="float" office:value="0.030792" calcext:value-type="float">
            <text:p>0.030792</text:p>
          </table:table-cell>
          <table:table-cell office:value-type="float" office:value="0.025121" calcext:value-type="float">
            <text:p>0.025121</text:p>
          </table:table-cell>
          <table:table-cell table:number-columns-repeated="2"/>
          <table:table-cell office:value-type="float" office:value="0.000039" calcext:value-type="float">
            <text:p>3.9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4232" calcext:value-type="float">
            <text:p>0.004232</text:p>
          </table:table-cell>
          <table:table-cell/>
        </table:table-row>
        <table:table-row table:style-name="ro1">
          <table:table-cell office:value-type="float" office:value="0.00288" calcext:value-type="float">
            <text:p>0.00288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6904" calcext:value-type="float">
            <text:p>0.006904</text:p>
          </table:table-cell>
          <table:table-cell office:value-type="float" office:value="0.026677" calcext:value-type="float">
            <text:p>0.026677</text:p>
          </table:table-cell>
          <table:table-cell table:number-columns-repeated="2"/>
          <table:table-cell office:value-type="float" office:value="0.00004" calcext:value-type="float">
            <text:p>4E-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4586" calcext:value-type="float">
            <text:p>0.004586</text:p>
          </table:table-cell>
          <table:table-cell/>
        </table:table-row>
        <table:table-row table:style-name="ro1">
          <table:table-cell office:value-type="float" office:value="0.00309" calcext:value-type="float">
            <text:p>0.00309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0.032578" calcext:value-type="float">
            <text:p>0.032578</text:p>
          </table:table-cell>
          <table:table-cell table:number-columns-repeated="2"/>
          <table:table-cell table:formula="of:=AVERAGE([.G2:.G9])" office:value-type="float" office:value="0.0000375" calcext:value-type="float">
            <text:p>3.75E-05</text:p>
          </table:table-cell>
          <table:table-cell table:formula="of:=AVERAGE([.H2:.H9])" office:value-type="float" office:value="0.0000045" calcext:value-type="float">
            <text:p>4.5E-06</text:p>
          </table:table-cell>
          <table:table-cell table:formula="of:=AVERAGE([.I2:.I9])" office:value-type="float" office:value="0.004349625" calcext:value-type="float">
            <text:p>0.004349625</text:p>
          </table:table-cell>
          <table:table-cell/>
        </table:table-row>
        <table:table-row table:style-name="ro1">
          <table:table-cell office:value-type="float" office:value="0.009773" calcext:value-type="float">
            <text:p>0.009773</text:p>
          </table:table-cell>
          <table:table-cell office:value-type="float" office:value="0.070858" calcext:value-type="float">
            <text:p>0.070858</text:p>
          </table:table-cell>
          <table:table-cell office:value-type="float" office:value="0.019578" calcext:value-type="float">
            <text:p>0.019578</text:p>
          </table:table-cell>
          <table:table-cell office:value-type="float" office:value="0.022539" calcext:value-type="float">
            <text:p>0.022539</text:p>
          </table:table-cell>
          <table:table-cell table:number-columns-repeated="6"/>
        </table:table-row>
        <table:table-row table:style-name="ro1">
          <table:table-cell table:formula="of:=AVERAGE([.A2:.A11])" office:value-type="float" office:value="0.0035043" calcext:value-type="float">
            <text:p>0.0035043</text:p>
          </table:table-cell>
          <table:table-cell table:formula="of:=AVERAGE([.B2:.B11])" office:value-type="float" office:value="0.0347805" calcext:value-type="float">
            <text:p>0.0347805</text:p>
          </table:table-cell>
          <table:table-cell table:formula="of:=AVERAGE([.C2:.C11])" office:value-type="float" office:value="0.0119312" calcext:value-type="float">
            <text:p>0.0119312</text:p>
          </table:table-cell>
          <table:table-cell table:formula="of:=AVERAGE([.D2:.D11])" office:value-type="float" office:value="0.0282372" calcext:value-type="float">
            <text:p>0.028237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x96</text:p>
          </table:table-cell>
          <table:table-cell office:value-type="string" calcext:value-type="string">
            <text:p>read prob</text:p>
          </table:table-cell>
          <table:table-cell office:value-type="string" calcext:value-type="string">
            <text:p>rech</text:p>
          </table:table-cell>
          <table:table-cell/>
          <table:table-cell office:value-type="string" calcext:value-type="string">
            <text:p>x96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eedup therorique</text:p>
          </table:table-cell>
          <table:table-cell office:value-type="string" calcext:value-type="string">
            <text:p>speedup reelle</text:p>
          </table:table-cell>
          <table:table-cell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0.004391" calcext:value-type="float">
            <text:p>0.004391</text:p>
          </table:table-cell>
          <table:table-cell office:value-type="float" office:value="16" calcext:value-type="float">
            <text:p>16</text:p>
          </table:table-cell>
          <table:table-cell table:formula="of:=(96*[.A17])/([.B17]+[.C17]+96*[.A17])" office:value-type="float" office:value="0.999910959292207" calcext:value-type="float">
            <text:p>0.999910959292207</text:p>
          </table:table-cell>
          <table:table-cell table:formula="of:=1/(([.G17]/[.F17])+(1-[.G17]))" office:value-type="float" office:value="15.9786587337515" calcext:value-type="float">
            <text:p>15.9786587337515</text:p>
          </table:table-cell>
          <table:table-cell table:formula="of:=([.B17]+[.C17]+96*[.A17])/([.B17]+[.C17]+96*[.E17])" office:value-type="float" office:value="1.17215237914512" calcext:value-type="float">
            <text:p>1.17215237914512</text:p>
          </table:table-cell>
          <table:table-cell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0.003853" calcext:value-type="float">
            <text:p>0.003853</text:p>
          </table:table-cell>
          <table:table-cell office:value-type="float" office:value="8" calcext:value-type="float">
            <text:p>8</text:p>
          </table:table-cell>
          <table:table-cell/>
          <table:table-cell table:formula="of:=1/(([.G17]/[.F18])+(1-[.G17]))" office:value-type="float" office:value="7.9950168263008" calcext:value-type="float">
            <text:p>7.9950168263008</text:p>
          </table:table-cell>
          <table:table-cell table:formula="of:=([.B18]+[.C18]+96*[.A18])/([.B18]+[.C18]+96*[.E18])" office:value-type="float" office:value="1.33580225554967" calcext:value-type="float">
            <text:p>1.33580225554967</text:p>
          </table:table-cell>
          <table:table-cell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0.004132" calcext:value-type="float">
            <text:p>0.004132</text:p>
          </table:table-cell>
          <table:table-cell office:value-type="float" office:value="4" calcext:value-type="float">
            <text:p>4</text:p>
          </table:table-cell>
          <table:table-cell/>
          <table:table-cell table:formula="of:=1/(([.G17]/[.F19])+(1-[.G17]))" office:value-type="float" office:value="3.99893179684718" calcext:value-type="float">
            <text:p>3.99893179684718</text:p>
          </table:table-cell>
          <table:table-cell table:formula="of:=([.B19]+[.C19]+96*[.A19])/([.B19]+[.C19]+96*[.E19])" office:value-type="float" office:value="1.24561651155991" calcext:value-type="float">
            <text:p>1.24561651155991</text:p>
          </table:table-cell>
          <table:table-cell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0.004162" calcext:value-type="float">
            <text:p>0.004162</text:p>
          </table:table-cell>
          <table:table-cell office:value-type="float" office:value="2" calcext:value-type="float">
            <text:p>2</text:p>
          </table:table-cell>
          <table:table-cell/>
          <table:table-cell table:formula="of:=1/(([.G17]/[.F20])+(1-[.G17]))" office:value-type="float" office:value="1.9998219344395" calcext:value-type="float">
            <text:p>1.9998219344395</text:p>
          </table:table-cell>
          <table:table-cell table:formula="of:=([.B20]+[.C20]+96*[.A20])/([.B20]+[.C20]+96*[.E20])" office:value-type="float" office:value="1.23663900539545" calcext:value-type="float">
            <text:p>1.23663900539545</text:p>
          </table:table-cell>
          <table:table-cell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4" calcext:value-type="float">
            <text:p>4E-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9:51:26.315588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1:16:59.605784238</meta:creation-date>
    <dc:date>2019-11-20T20:34:42.175404348</dc:date>
    <meta:editing-duration>PT21M16S</meta:editing-duration>
    <meta:editing-cycles>2</meta:editing-cycles>
    <meta:generator>LibreOffice/6.1.5.2$Linux_X86_64 LibreOffice_project/10$Build-2</meta:generator>
    <meta:document-statistic meta:table-count="1" meta:cell-count="125" meta:object-count="0"/>
  </office:meta>
</office:document-meta>
</file>